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KEY</text:p>
      <text:p text:style-name="Standard"/>
      <text:p text:style-name="Standard"/>
      <text:p text:style-name="P1"><draw:frame draw:style-name="fr1" draw:name="graphics1" text:anchor-type="as-char" svg:width="2.7209in" svg:height="2.7209in" draw:z-index="0"><draw:image xlink:href="https://pbs.twimg.com/profile_images/655617154151153664/lYrQaTP4_400x40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4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Asmussen</meta:initial-creator>
    <meta:creation-date>2018-11-23T11:02:01</meta:creation-date>
    <meta:printed-by>Christian Asmussen</meta:printed-by>
    <meta:print-date>2018-11-23T11:03:28</meta:print-date>
    <meta:document-statistic meta:table-count="0" meta:image-count="1" meta:object-count="0" meta:page-count="1" meta:paragraph-count="3" meta:word-count="2" meta:character-count="6"/>
    <dc:date>2018-11-23T11:52:28</dc:date>
    <dc:creator>Christian Asmussen</dc:creator>
    <meta:editing-duration>PT34M55S</meta:editing-duration>
    <meta:editing-cycles>1</meta:editing-cycles>
    <meta:generator>OpenOffice/4.1.5$Unix OpenOffice.org_project/415m1$Build-9789</meta:generator>
  </office:meta>
</office:document-meta>
</file>